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f74f" officeooo:paragraph-rsid="0007f74f" style:font-weight-asian="bold" style:font-weight-complex="bold"/>
    </style:style>
    <style:style style:name="P2" style:family="paragraph" style:parent-style-name="Standard">
      <style:text-properties officeooo:paragraph-rsid="0007f74f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va La Vida</text:p>
      <text:p text:style-name="Standard"/>
      <text:section text:style-name="Sect1" text:name="left">
        <text:p text:style-name="P2">I used to rule the world<text:line-break/>Seas would rise when I gave the word<text:line-break/>Now in the morning, I sleep alone<text:line-break/>Sweep the streets I used to own</text:p>
        <text:p text:style-name="P2"/>
        <text:p text:style-name="P2">I used to roll the dice<text:line-break/>Feel the fear in my enemy's eyes<text:line-break/>Listen as the crowd would sing<text:line-break/>Now the old king is dead! Long live the king!</text:p>
        <text:p text:style-name="P2"/>
        <text:p text:style-name="P2">One minute I held the key<text:line-break/>Next the walls were closed on me<text:line-break/>And I discovered that my castles stand<text:line-break/>Upon pillars of salt and pillars of sand</text:p>
        <text:p text:style-name="P2"/>
        <text:p text:style-name="P2">I hear Jerusalem bells are ringing<text:line-break/>Roman Cavalry choirs are singing<text:line-break/>Be my mirror, my sword and shield<text:line-break/>My missionaries in a foreign field<text:line-break/>For some reason I can't explain<text:line-break/>Once you go there was never, never a honest word<text:line-break/>And that was when I ruled the world</text:p>
        <text:p text:style-name="P2"/>
        <text:p text:style-name="P2">It was a wicked and wild wind<text:line-break/>Blew down the doors to let me in<text:line-break/>Shattered windows and the sound of drums<text:line-break/>People couldn't believe what I'd become</text:p>
        <text:p text:style-name="P2"/>
        <text:p text:style-name="P2">Revolutionaries wait<text:line-break/>For my head on a silver plate<text:line-break/>Just a puppet on a lonely string<text:line-break/>Oh, who would ever want to be king?</text:p>
        <text:p text:style-name="P2"/>
        <text:p text:style-name="P2">I hear Jerusalem bells are ringing<text:line-break/>Roman Calvary choirs are singing<text:line-break/>Be my mirror, my sword and shield<text:line-break/>My missionaries in a foreign field<text:line-break/>For some reason I can't explain<text:line-break/>I know Saint Peter won't call my name<text:line-break/>Never an honest word<text:line-break/>But that was when I ruled the world</text:p>
        <text:p text:style-name="P2"/>
        <text:p text:style-name="P2">Oh, oh, oh, oh, oh</text:p>
        <text:p text:style-name="P2"/>
        <text:p text:style-name="P2">I hear Jerusalem bells are ringing<text:line-break/>Roman Calvary choirs are singing<text:line-break/>Be my mirror, my sword and shield<text:line-break/>My missionaries in a foreign field<text:line-break/>For some reason I can't explain<text:line-break/>I know Saint Peter won't call my name<text:line-break/>Never an honest word<text:line-break/>But that was when I ruled the worl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6:24:49.388594480</meta:creation-date>
    <dc:date>2019-12-16T16:31:07.318952611</dc:date>
    <meta:editing-duration>PT6M18S</meta:editing-duration>
    <meta:editing-cycles>1</meta:editing-cycles>
    <meta:document-statistic meta:table-count="0" meta:image-count="0" meta:object-count="0" meta:page-count="1" meta:paragraph-count="10" meta:word-count="293" meta:character-count="1469" meta:non-whitespace-character-count="1186"/>
    <meta:generator>LibreOffice/6.2.6.2$Linux_X86_64 LibreOffice_project/20$Build-2</meta:generator>
  </office:meta>
</office:document-meta>
</file>